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6236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text-properties fo:language="en" fo:country="US" fo:font-weight="bold" officeooo:paragraph-rsid="001ab48c" style:font-weight-asian="bold"/>
    </style:style>
    <style:style style:name="P7" style:family="paragraph" style:parent-style-name="Exalted">
      <style:text-properties fo:language="en" fo:country="US" officeooo:rsid="00250413" officeooo:paragraph-rsid="00250413"/>
    </style:style>
    <style:style style:name="P8" style:family="paragraph" style:parent-style-name="Exalted">
      <style:text-properties officeooo:paragraph-rsid="001c5d83"/>
    </style:style>
    <style:style style:name="P9" style:family="paragraph" style:parent-style-name="Exalted">
      <style:paragraph-properties fo:margin-top="0in" fo:margin-bottom="0in" style:contextual-spacing="false" fo:line-height="100%" fo:orphans="0" fo:widows="0"/>
      <style:text-properties fo:language="en" fo:country="US"/>
    </style:style>
    <style:style style:name="P10"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11"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2" style:family="paragraph" style:parent-style-name="Exalted">
      <style:paragraph-properties fo:margin-top="0in" fo:margin-bottom="0.0799in" style:contextual-spacing="false"/>
      <style:text-properties fo:language="en" fo:country="US"/>
    </style:style>
    <style:style style:name="P13" style:family="paragraph" style:parent-style-name="Heading_20_2">
      <style:text-properties fo:language="en" fo:country="US"/>
    </style:style>
    <style:style style:name="P14" style:family="paragraph" style:parent-style-name="Heading_20_2">
      <style:paragraph-properties fo:text-align="start" style:justify-single-word="false"/>
      <style:text-properties fo:language="en" fo:country="US"/>
    </style:style>
    <style:style style:name="P15" style:family="paragraph" style:parent-style-name="Heading_20_3">
      <style:text-properties fo:language="en" fo:country="US"/>
    </style:style>
    <style:style style:name="P16" style:family="paragraph" style:parent-style-name="Heading_20_3">
      <style:paragraph-properties fo:text-align="start" style:justify-single-word="false"/>
      <style:text-properties fo:language="en" fo:country="US"/>
    </style:style>
    <style:style style:name="P17" style:family="paragraph" style:parent-style-name="Heading_20_4">
      <style:text-properties fo:language="en" fo:country="US"/>
    </style:style>
    <style:style style:name="P18"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9" style:family="paragraph" style:parent-style-name="Exalted" style:list-style-name="Exalted_20_Center_20_Dot">
      <style:text-properties fo:language="en" fo:country="US"/>
    </style:style>
    <style:style style:name="P20" style:family="paragraph" style:parent-style-name="Exalted" style:list-style-name="Exalted_20_Center_20_Dot">
      <style:paragraph-properties fo:margin-top="0in" fo:margin-bottom="0in" style:contextual-spacing="false"/>
      <style:text-properties fo:language="en" fo:country="US"/>
    </style:style>
    <style:style style:name="P21" style:family="paragraph" style:parent-style-name="Exalted" style:list-style-name="Exalt_20_Dot">
      <style:paragraph-properties fo:margin-top="0in" fo:margin-bottom="0.139in" style:contextual-spacing="false" fo:line-height="100%"/>
      <style:text-properties fo:language="en" fo:country="US"/>
    </style:style>
    <style:style style:name="P22" style:family="paragraph" style:parent-style-name="Exalted" style:list-style-name="Exalt_20_Dot">
      <style:paragraph-properties fo:margin-top="0in" fo:margin-bottom="0.139in" style:contextual-spacing="false" fo:line-height="100%"/>
      <style:text-properties fo:language="en" fo:country="US" officeooo:paragraph-rsid="00264812"/>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anguage="en" fo:country="US"/>
    </style:style>
    <style:style style:name="T4" style:family="text">
      <style:text-properties fo:language="en" fo:country="US" officeooo:rsid="001c5d83"/>
    </style:style>
    <style:style style:name="T5" style:family="text">
      <style:text-properties fo:language="en" fo:country="US" officeooo:rsid="001f5d7e"/>
    </style:style>
    <style:style style:name="T6" style:family="text">
      <style:text-properties fo:language="en" fo:country="US" officeooo:rsid="00208dba"/>
    </style:style>
    <style:style style:name="T7" style:family="text">
      <style:text-properties fo:language="en" fo:country="US" officeooo:rsid="001f1656"/>
    </style:style>
    <style:style style:name="T8" style:family="text">
      <style:text-properties fo:language="en" fo:country="US" officeooo:rsid="0020316f"/>
    </style:style>
    <style:style style:name="T9" style:family="text">
      <style:text-properties fo:language="en" fo:country="US" officeooo:rsid="001f9ab7"/>
    </style:style>
    <style:style style:name="T10"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1e5e3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officeooo:rsid="00224ae4"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fo:font-weight="normal" style:font-weight-asian="normal" style:font-weight-complex="normal"/>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Social Influence</text:h>
      <text:p text:style-name="P3"/>
      <text:section text:style-name="Sect1" text:name="TextSection">
        <text:h text:style-name="P13" text:outline-level="2"><text:bookmark-start text:name="Intimacies"/>Intimacies<text:bookmark-end text:name="Intimacies"/></text:h>
        <text:p text:style-name="P4">All characters have various ideals, desires, and loved ones. An Intimacy is a representation of their core being, who the person is—for better or for worse.</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1015057676" text:style-name="Exalted_20_Center_20_Dot">
          <text:list-item>
            <text:p text:style-name="P20">“Hatred of the Realm’s Slavery Trade”</text:p>
          </text:list-item>
          <text:list-item>
            <text:p text:style-name="P19">“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11">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p>
            </table:table-cell>
          </table:table-row>
        </table:table>
        <text:h text:style-name="P15"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5"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5"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11">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10"/>
              <text:p text:style-name="P10">No Person should ever feel uncomfortable at the table.<text:line-break/></text:p>
              <text:p text:style-name="P9">At the end of the day, this is a game that you and your friends are playing in modern times, surrounded by modern schools of morality.</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4"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3">For example, Intimidation may be done with (Strength + Physique), or bamboozle with (</text:span><text:span text:style-name="T10">Wits</text:span><text:span text:style-name="T3"> + Deception). Finding creative interpretations of the character’s strengths is perfectly valid! </text:span></text:p>
        <text:h text:style-name="P16" text:outline-level="3">Groups</text:h>
        <text:p text:style-name="Exalted"><text:span text:style-name="T3">Social actions against groups of people, rather than individuals, suffer from the lack of intimac</text:span><text:span text:style-name="T6">y, as well as logistics. </text:span><text:span text:style-name="T12">Any social action taken against multiple characters with a </text:span><text:span text:style-name="T4">magnitude of “Crowd” </text:span><text:span text:style-name="T7">(50 people)</text:span><text:span text:style-name="T4"> or larger gains +2 to their Resolve </text:span><text:span text:style-name="T8">and</text:span><text:span text:style-name="T9"> Guile</text:span><text:span text:style-name="T4">.</text:span></text:p>
        <text:p text:style-name="P8"><text:span text:style-name="T4">Crowds of magnitude “City” or larger cannot be addressed by a </text:span><text:soft-page-break/><text:span text:style-name="T11">simple</text:span><text:span text:style-name="T4"> roll, </text:span><text:span text:style-name="T5">and instead must be done through an Encounter.</text:span></text:p>
        <text:h text:style-name="P15" text:outline-level="3">Perform Task</text:h>
        <text:p text:style-name="P5">(Roll) vs. Resolve</text:p>
        <text:p text:style-name="P4">The character attempts to get another to perform a task, and are categorized into three tiers:</text:p>
        <text:list xml:id="list3596474417" text:style-name="Exalt_20_Dot">
          <text:list-item>
            <text:p text:style-name="P21"><text:span text:style-name="T2">Inconvenient task</text:span><text:line-break/>There is at most mild danger, opposition, or time devoted to this task. At most the task will take a few hours—maybe a day.</text:p>
          </text:list-item>
          <text:list-item>
            <text:p text:style-name="P22"><text:span text:style-name="T2">Serious Task</text:span><text:span text:style-name="T13"> </text:span><text:span text:style-name="T2"><text:line-break/></text:span>(+1 Resolve)<text:line-break/>Must leverage an Intimacy to attempt.<text:line-break/><text:line-break/>There may be lasting repercussions to performing the task, ranging from physical to social. The task may take days to weeks to complete.</text:p>
          </text:list-item>
          <text:list-item>
            <text:p text:style-name="P21"><text:span text:style-name="T2">Life-Changing</text:span> <text:span text:style-name="T2">Task</text:span><text:span text:style-name="T13"> </text:span><text:span text:style-name="T2"><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Heading_20_3" text:outline-level="3">Influence Intimacy</text:h>
        <text:p text:style-name="P6">(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7" text:outline-level="4">Emotion</text:h>
        <text:p text:style-name="P4">Instead of a particular Intimacy, the character may choose to suppress or inflame an <text:span text:style-name="T1">emotion</text:span>. This may have unpredictable effects. 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Sidebar_20_Heading">Players on the Defensive</text:p>
              <text:p text:style-name="Sidebar">The Player Characters are the main characters of the story, not NPCs.</text:p>
              <text:p text:style-name="Sidebar">When on the defensive from Social Actions, the Player still controls how the character acts in response to the roll, not the Storyteller. This is especially relevant for the “Perform Task” Action—the Player is free to interpret how and when they perform this task.</text:p>
            </table:table-cell>
          </table:table-row>
        </table:table>
        <text:h text:style-name="P15" text:outline-level="3">Read Intentions</text:h>
        <text:p text:style-name="P4"><text:span text:style-name="T2">(Insight + Ability) vs. Guile</text:span><text:span text:style-name="T13"> </text:span><text:span text:style-name="T2"><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7">For every extra +3 successes rolled, the Player may ask another question.</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5"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12">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paragraph" style:default-outline-level="">
      <style:paragraph-properties fo:margin-top="0in" fo:margin-bottom="0.0598in" style:contextual-spacing="false" fo:text-align="start" style:justify-single-word="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language-asian="hi" style:country-asian="IN" style:font-size-complex="10pt"/>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5</meta:editing-cycles>
    <dc:title>Social Influence</dc:title>
    <meta:editing-duration>PT2H18M12S</meta:editing-duration>
    <meta:generator>LibreOffice/7.0.4.2$Windows_X86_64 LibreOffice_project/dcf040e67528d9187c66b2379df5ea4407429775</meta:generator>
    <dc:creator>Samuel Smith</dc:creator>
    <dc:date>2021-03-21T15:28:15.151000000</dc:date>
    <meta:document-statistic meta:table-count="3" meta:image-count="0" meta:object-count="0" meta:page-count="2" meta:paragraph-count="69" meta:word-count="1202" meta:character-count="7208" meta:non-whitespace-character-count="6077"/>
  </office:meta>
</office:document-meta>
</file>